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b2522" officeooo:paragraph-rsid="001b2522"/>
    </style:style>
    <style:style style:name="T1" style:family="text">
      <style:text-properties officeooo:rsid="001c5443"/>
    </style:style>
    <style:style style:name="T2" style:family="text">
      <style:text-properties officeooo:rsid="001d0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s:</text:p>
      <text:p text:style-name="P1">call state:</text:p>
      <text:p text:style-name="P1">- get by call_id</text:p>
      <text:p text:style-name="P1"/>
      <text:p text:style-name="P1"/>
      <text:p text:style-name="P1">data:</text:p>
      <text:p text:style-name="P1">cancel <text:span text:style-name="T1">by call_id</text:span></text:p>
      <text:p text:style-name="P1">create <text:span text:style-name="T2">with form_data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23:44:58.764000000</meta:creation-date>
    <dc:date>2019-05-16T23:48:22.445000000</dc:date>
    <meta:editing-duration>PT3M24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6" meta:word-count="14" meta:character-count="78" meta:non-whitespace-character-count="70"/>
  </office:meta>
</office:document-meta>
</file>